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470000001BDA14FEE706A5E0A7.png" manifest:media-type="image/png"/>
  <manifest:file-entry manifest:full-path="Pictures/10000201000000790000001DBFD5FFA3BFCDBF3A.png" manifest:media-type="image/png"/>
  <manifest:file-entry manifest:full-path="Pictures/10000201000000A20000001B4D519803F5CB29DB.png" manifest:media-type="image/png"/>
  <manifest:file-entry manifest:full-path="Pictures/100002010000010800000113A230FC5C692B815A.png" manifest:media-type="image/png"/>
  <manifest:file-entry manifest:full-path="Pictures/10000201000000E600000025EF8CAA81235EC83C.png" manifest:media-type="image/png"/>
  <manifest:file-entry manifest:full-path="Pictures/10000201000000C900000096B28F7D18DE7EA1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0221a"/>
    </style:style>
    <style:style style:name="P2" style:family="paragraph" style:parent-style-name="Standard">
      <style:text-properties officeooo:paragraph-rsid="0026e442"/>
    </style:style>
    <style:style style:name="P3" style:family="paragraph" style:parent-style-name="Standard">
      <style:text-properties officeooo:rsid="032237d3" officeooo:paragraph-rsid="0077b075"/>
    </style:style>
    <style:style style:name="P4" style:family="paragraph" style:parent-style-name="Standard">
      <style:text-properties officeooo:rsid="007922ed" officeooo:paragraph-rsid="007922ed"/>
    </style:style>
    <style:style style:name="P5" style:family="paragraph" style:parent-style-name="Standard">
      <style:text-properties officeooo:rsid="0256b2b0" officeooo:paragraph-rsid="0085f00b"/>
    </style:style>
    <style:style style:name="P6" style:family="paragraph" style:parent-style-name="Standard">
      <style:text-properties officeooo:paragraph-rsid="0085f00b"/>
    </style:style>
    <style:style style:name="P7" style:family="paragraph" style:parent-style-name="Standard">
      <style:text-properties officeooo:rsid="0085f00b" officeooo:paragraph-rsid="0085f00b"/>
    </style:style>
    <style:style style:name="P8" style:family="paragraph" style:parent-style-name="Standard">
      <style:text-properties officeooo:paragraph-rsid="0077b075"/>
    </style:style>
    <style:style style:name="P9" style:family="paragraph" style:parent-style-name="Standard">
      <style:text-properties officeooo:paragraph-rsid="006f44e3"/>
    </style:style>
    <style:style style:name="P10" style:family="paragraph" style:parent-style-name="Standard">
      <style:text-properties officeooo:rsid="0092713e" officeooo:paragraph-rsid="0085f00b"/>
    </style:style>
    <style:style style:name="P11" style:family="paragraph" style:parent-style-name="Standard">
      <style:text-properties officeooo:rsid="033e8ccf" officeooo:paragraph-rsid="0077b075"/>
    </style:style>
    <style:style style:name="P12" style:family="paragraph" style:parent-style-name="Standard">
      <style:text-properties officeooo:paragraph-rsid="00942c22"/>
    </style:style>
    <style:style style:name="P13" style:family="paragraph" style:parent-style-name="Standard">
      <style:text-properties officeooo:paragraph-rsid="00953ee4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172fe7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953ee4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82dce8" officeooo:paragraph-rsid="0082dce8"/>
    </style:style>
    <style:style style:name="P20" style:family="paragraph" style:parent-style-name="Text_20_body">
      <style:text-properties officeooo:paragraph-rsid="0085f00b"/>
    </style:style>
    <style:style style:name="P21" style:family="paragraph" style:parent-style-name="Text_20_body">
      <style:text-properties officeooo:paragraph-rsid="0081b71f"/>
    </style:style>
    <style:style style:name="P22" style:family="paragraph" style:parent-style-name="Text_20_body">
      <style:text-properties officeooo:paragraph-rsid="0091605f"/>
    </style:style>
    <style:style style:name="P23" style:family="paragraph" style:parent-style-name="Text_20_body">
      <style:text-properties officeooo:rsid="03547769" officeooo:paragraph-rsid="009330f1"/>
    </style:style>
    <style:style style:name="P24" style:family="paragraph" style:parent-style-name="Text_20_body">
      <style:text-properties officeooo:paragraph-rsid="009330f1"/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3ee4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77b075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38b4cd" officeooo:paragraph-rsid="00942c22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922ed" officeooo:paragraph-rsid="007922e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9" style:family="paragraph" style:parent-style-name="Heading_20_1">
      <style:paragraph-properties fo:margin-top="0cm" fo:margin-bottom="0cm" style:contextual-spacing="false"/>
      <style:text-properties officeooo:paragraph-rsid="0085f00b"/>
    </style:style>
    <style:style style:name="P30" style:family="paragraph" style:parent-style-name="Standard">
      <style:text-properties officeooo:rsid="0081b71f" officeooo:paragraph-rsid="0096911d"/>
    </style:style>
    <style:style style:name="P31" style:family="paragraph" style:parent-style-name="Standard">
      <style:text-properties officeooo:rsid="0038b4cd" officeooo:paragraph-rsid="0096911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da68" style:font-size-asian="10pt" style:font-size-complex="10pt"/>
    </style:style>
    <style:style style:name="T3" style:family="text">
      <style:text-properties fo:font-size="10pt" officeooo:rsid="0089fbef" style:font-size-asian="10pt" style:font-size-complex="10pt"/>
    </style:style>
    <style:style style:name="T4" style:family="text">
      <style:text-properties fo:font-size="10pt" officeooo:rsid="0076707c" style:font-size-asian="10pt" style:font-size-complex="10pt"/>
    </style:style>
    <style:style style:name="T5" style:family="text">
      <style:text-properties fo:font-size="10pt" officeooo:rsid="006f44e3" style:font-size-asian="10pt" style:font-size-complex="10pt"/>
    </style:style>
    <style:style style:name="T6" style:family="text">
      <style:text-properties style:font-name="Albany" fo:font-size="18.2000007629395pt" fo:font-weight="bold" officeooo:rsid="008c053a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5f0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77b075"/>
    </style:style>
    <style:style style:name="T10" style:family="text">
      <style:text-properties officeooo:rsid="032237d3"/>
    </style:style>
    <style:style style:name="T11" style:family="text">
      <style:text-properties officeooo:rsid="008be825"/>
    </style:style>
    <style:style style:name="T12" style:family="text">
      <style:text-properties officeooo:rsid="008c053a"/>
    </style:style>
    <style:style style:name="T13" style:family="text">
      <style:text-properties officeooo:rsid="0085f00b"/>
    </style:style>
    <style:style style:name="T14" style:family="text">
      <style:text-properties officeooo:rsid="0091605f"/>
    </style:style>
    <style:style style:name="T15" style:family="text">
      <style:text-properties officeooo:rsid="0215a9ff"/>
    </style:style>
    <style:style style:name="T16" style:family="text">
      <style:text-properties officeooo:rsid="0081b71f"/>
    </style:style>
    <style:style style:name="T17" style:family="text">
      <style:text-properties officeooo:rsid="0092713e"/>
    </style:style>
    <style:style style:name="T18" style:family="text">
      <style:text-properties officeooo:rsid="002e70c0"/>
    </style:style>
    <style:style style:name="T19" style:family="text">
      <style:text-properties officeooo:rsid="00942c22"/>
    </style:style>
    <style:style style:name="T20" style:family="text">
      <style:text-properties officeooo:rsid="0029a4f6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10.1.1 Editors - Geometry Nodes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196_1295799078" text:style-name="Index_20_Link" text:visited-style-name="Index_20_Link">Introduction<text:tab/>1</text:a></text:p>
          <text:p text:style-name="P17"><text:a xlink:type="simple" xlink:href="#__RefHeading___Toc6360_3906004076" text:style-name="Index_20_Link" text:visited-style-name="Index_20_Link">Header Tabs<text:tab/>1</text:a></text:p>
          <text:p text:style-name="P17"><text:a xlink:type="simple" xlink:href="#__RefHeading___Toc1123_632753926" text:style-name="Index_20_Link" text:visited-style-name="Index_20_Link">Geometry Nodes Prop<text:tab/>1</text:a></text:p>
          <text:p text:style-name="P18"><text:a xlink:type="simple" xlink:href="#__RefHeading___Toc1125_632753926" text:style-name="Index_20_Link" text:visited-style-name="Index_20_Link">Data Browser<text:tab/>1</text:a></text:p>
          <text:p text:style-name="P18"><text:a xlink:type="simple" xlink:href="#__RefHeading___Toc1129_632753926" text:style-name="Index_20_Link" text:visited-style-name="Index_20_Link">Edit box<text:tab/>2</text:a></text:p>
          <text:p text:style-name="P18"><text:a xlink:type="simple" xlink:href="#__RefHeading___Toc812_698320734" text:style-name="Index_20_Link" text:visited-style-name="Index_20_Link">Add Fake User<text:tab/>2</text:a></text:p>
          <text:p text:style-name="P18"><text:a xlink:type="simple" xlink:href="#__RefHeading___Toc1058_2550043972" text:style-name="Index_20_Link" text:visited-style-name="Index_20_Link">User<text:tab/>2</text:a></text:p>
          <text:p text:style-name="P18"><text:a xlink:type="simple" xlink:href="#__RefHeading___Toc1137_632753926" text:style-name="Index_20_Link" text:visited-style-name="Index_20_Link">Remove<text:tab/>2</text:a></text:p>
          <text:p text:style-name="P17"><text:a xlink:type="simple" xlink:href="#__RefHeading___Toc4020_599268103" text:style-name="Index_20_Link" text:visited-style-name="Index_20_Link">Options<text:tab/>2</text:a></text:p>
          <text:p text:style-name="P18"><text:a xlink:type="simple" xlink:href="#__RefHeading___Toc275_842943535" text:style-name="Index_20_Link" text:visited-style-name="Index_20_Link">Pin (pin icon)<text:tab/>2</text:a></text:p>
          <text:p text:style-name="P18"><text:a xlink:type="simple" xlink:href="#__RefHeading___Toc277_842943535" text:style-name="Index_20_Link" text:visited-style-name="Index_20_Link">Parent Node Tree<text:tab/>2</text:a></text:p>
          <text:p text:style-name="P18"><text:a xlink:type="simple" xlink:href="#__RefHeading___Toc279_842943535" text:style-name="Index_20_Link" text:visited-style-name="Index_20_Link">Snap<text:tab/>2</text:a></text:p>
        </text:index-body>
      </text:table-of-content>
      <text:p text:style-name="P13"/>
      <text:p text:style-name="P2"/>
      <text:p text:style-name="Standard"/>
      <table:table table:name="Tabelle1" table:style-name="Tabelle1">
        <table:table-column table:style-name="Tabelle1.A"/>
        <table:table-row table:style-name="TableLine2417313377552">
          <table:table-cell table:style-name="Tabelle1.A1" office:value-type="string">
            <text:h text:style-name="P26" text:outline-level="1"><text:bookmark-start text:name="__RefHeading___Toc196_1295799078"/>I<text:span text:style-name="T9">ntroduction</text:span><text:bookmark-end text:name="__RefHeading___Toc196_1295799078"/></text:h>
          </table:table-cell>
        </table:table-row>
      </table:table>
      <text:p text:style-name="P15"/>
      <text:p text:style-name="P8"><text:span text:style-name="T10">This chapter here is about the tools, modes and options elements in the header</text:span><text:span text:style-name="T11"> of the geometry nodes editor</text:span><text:span text:style-name="T10">.</text:span></text:p>
      <text:p text:style-name="P3"/>
      <text:p text:style-name="P11">The text menus are covered in a own chapter each. They vary too much, dependent of mode and object type.</text:p>
      <text:p text:style-name="P11"/>
      <text:p text:style-name="P12"/>
      <table:table table:name="Tabelle2" table:style-name="Tabelle2">
        <table:table-column table:style-name="Tabelle2.A"/>
        <table:table-row table:style-name="TableLine2417313381904">
          <table:table-cell table:style-name="Tabelle2.A1" office:value-type="string">
            <text:h text:style-name="P27" text:outline-level="1"><text:bookmark-start text:name="__RefHeading___Toc6360_3906004076"/>Header Tabs<text:bookmark-end text:name="__RefHeading___Toc6360_3906004076"/></text:h>
          </table:table-cell>
        </table:table-row>
      </table:table>
      <text:p text:style-name="P12"/>
      <text:p text:style-name="P31"><draw:frame draw:style-name="fr1" draw:name="Bild18" text:anchor-type="paragraph" svg:width="1.199cm" svg:height="0.46cm" draw:z-index="6"><draw:image xlink:href="Pictures/10000201000000470000001BDA14FEE706A5E0A7.png" xlink:type="simple" xlink:show="embed" xlink:actuate="onLoad" draw:mime-type="image/png"/></draw:frame>The tabs at the very left allows you to switch between the most important <text:span text:style-name="T20">node </text:span>editor types by one click. <text:span text:style-name="T19">Compositor</text:span> Editor, <text:span text:style-name="T19">Geometry Nodes</text:span> Editor<text:span text:style-name="T19"> and Shader</text:span> Editor.</text:p>
      <text:p text:style-name="P30"/>
      <text:p text:style-name="P5"/>
      <table:table table:name="Tabelle3" table:style-name="Tabelle3">
        <table:table-column table:style-name="Tabelle3.A"/>
        <table:table-row table:style-name="TableLine2417313377824">
          <table:table-cell table:style-name="Tabelle3.A1" office:value-type="string">
            <text:h text:style-name="P29" text:outline-level="1"><text:bookmark-start text:name="__RefHeading___Toc1123_632753926"/><text:span text:style-name="T6">Geometry Nodes</text:span><text:span text:style-name="T7"> Prop</text:span><text:bookmark-end text:name="__RefHeading___Toc1123_632753926"/></text:h>
          </table:table-cell>
        </table:table-row>
      </table:table>
      <text:p text:style-name="P6"/>
      <text:p text:style-name="P10"><draw:frame draw:style-name="fr3" draw:name="Bild7" text:anchor-type="paragraph" svg:y="0.298cm" svg:width="2.739cm" svg:height="0.46cm" draw:z-index="2"><draw:image xlink:href="Pictures/10000201000000A20000001B4D519803F5CB29DB.png" xlink:type="simple" xlink:show="embed" xlink:actuate="onLoad" draw:mime-type="image/png"/></draw:frame>Manage the nodes. If there is no geometry node tree for the current object, then you will see the New button</text:p>
      <text:p text:style-name="P6"><draw:frame draw:style-name="fr3" draw:name="Bild2" text:anchor-type="paragraph" svg:y="0.224cm" svg:width="3.889cm" svg:height="0.621cm" draw:z-index="4"><draw:image xlink:href="Pictures/10000201000000E600000025EF8CAA81235EC83C.png" xlink:type="simple" xlink:show="embed" xlink:actuate="onLoad" draw:mime-type="image/png"/></draw:frame></text:p>
      <text:p text:style-name="P6"/>
      <text:p text:style-name="P7"/>
      <text:h text:style-name="Heading_20_2" text:outline-level="2"><draw:frame draw:style-name="fr2" draw:name="Bild8" text:anchor-type="paragraph" svg:x="14.362cm" svg:y="0.639cm" svg:width="4.47cm" svg:height="4.66cm" draw:z-index="3"><draw:image xlink:href="Pictures/100002010000010800000113A230FC5C692B815A.png" xlink:type="simple" xlink:show="embed" xlink:actuate="onLoad" draw:mime-type="image/png"/></draw:frame><text:bookmark-start text:name="__RefHeading___Toc1125_632753926"/><text:span text:style-name="T8">Data </text:span>Browser<text:bookmark-end text:name="__RefHeading___Toc1125_632753926"/></text:h>
      <text:p text:style-name="P20"><text:span text:style-name="T13">The list of available </text:span><text:span text:style-name="T12">geometry node trees</text:span><text:span text:style-name="T13"> in the scene.</text:span></text:p>
      <text:h text:style-name="Heading_20_2" text:outline-level="2"><text:bookmark-start text:name="__RefHeading___Toc1129_632753926"/><text:soft-page-break/><text:span text:style-name="T8">E</text:span>dit box<text:bookmark-end text:name="__RefHeading___Toc1129_632753926"/></text:h>
      <text:p text:style-name="P20"><text:span text:style-name="T13">The name of the current active </text:span><text:span text:style-name="T14">geometry node tree</text:span><text:span text:style-name="T13">. Here you can also rename the </text:span><text:span text:style-name="T14">node tree.</text:span></text:p>
      <text:p text:style-name="P20"/>
      <text:h text:style-name="Heading_20_2" text:outline-level="2"><text:bookmark-start text:name="__RefHeading___Toc812_698320734"/><text:span text:style-name="T17">Add </text:span>Fake User<text:bookmark-end text:name="__RefHeading___Toc812_698320734"/></text:h>
      <text:p text:style-name="P24"><text:span text:style-name="T18">Wit this button you assign a fake user to this selected </text:span><text:span text:style-name="T17">geometry node tree</text:span><text:span text:style-name="T18">.</text:span></text:p>
      <text:p text:style-name="P24"><text:span text:style-name="T18">Data, like </text:span><text:span text:style-name="T17">node trees</text:span><text:span text:style-name="T18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Heading_20_2" text:outline-level="2"><text:bookmark-start text:name="__RefHeading___Toc1058_2550043972"/>User<text:bookmark-end text:name="__RefHeading___Toc1058_2550043972"/></text:h>
      <text:p text:style-name="P23">The number of users that uses this data. Data with a user number of 0 will be removed with closing Bforartists.</text:p>
      <text:h text:style-name="Heading_20_2" text:outline-level="2"><text:bookmark-start text:name="__RefHeading___Toc1137_632753926"/>Remove<text:bookmark-end text:name="__RefHeading___Toc1137_632753926"/></text:h>
      <text:p text:style-name="P22"><text:span text:style-name="T13">Removes the </text:span><text:span text:style-name="T14">geometry</text:span><text:span text:style-name="T13"> </text:span><text:span text:style-name="T14">node tree</text:span><text:span text:style-name="T13">. To delete it completely you need to purge it. See Fake user.</text:span></text:p>
      <text:p text:style-name="P7"/>
      <text:p text:style-name="P6"/>
      <table:table table:name="Tabelle4" table:style-name="Tabelle4">
        <table:table-column table:style-name="Tabelle4.A"/>
        <table:table-row table:style-name="TableLine2417313388976">
          <table:table-cell table:style-name="Tabelle4.A1" office:value-type="string">
            <text:h text:style-name="P28" text:outline-level="1"><text:bookmark-start text:name="__RefHeading___Toc4020_599268103"/>Options<text:bookmark-end text:name="__RefHeading___Toc4020_599268103"/></text:h>
          </table:table-cell>
        </table:table-row>
      </table:table>
      <text:p text:style-name="P4"/>
      <text:p text:style-name="P4"><draw:frame draw:style-name="fr1" draw:name="Bild1" text:anchor-type="paragraph" svg:width="2.05cm" svg:height="0.49cm" draw:z-index="0"><draw:image xlink:href="Pictures/10000201000000790000001DBFD5FFA3BFCDBF3A.png" xlink:type="simple" xlink:show="embed" xlink:actuate="onLoad" draw:mime-type="image/png"/></draw:frame>At the right side you will see some options.</text:p>
      <text:h text:style-name="Heading_20_2" text:outline-level="2"><text:bookmark-start text:name="__RefHeading___Toc275_842943535"/>Pin (pin icon)<text:bookmark-end text:name="__RefHeading___Toc275_842943535"/></text:h>
      <text:p text:style-name="P9"><text:span text:style-name="T15">The pin button will keep the current </text:span><text:span text:style-name="T14">node tree</text:span><text:span text:style-name="T15"> selection fixed. When a </text:span><text:span text:style-name="T14">node tree</text:span><text:span text:style-name="T15"> is pinned, it will remain visible in the shader editor even when another object is selected.</text:span></text:p>
      <text:h text:style-name="Heading_20_2" text:outline-level="2"><text:bookmark-start text:name="__RefHeading___Toc277_842943535"/>Parent Node Tree<text:bookmark-end text:name="__RefHeading___Toc277_842943535"/></text:h>
      <text:p text:style-name="P21"><text:span text:style-name="T16">Grouping nodes can simplify a node tree by allowing instancing and hiding parts of the tree. </text:span><text:span text:style-name="T14">N</text:span><text:span text:style-name="T16">odes can be grouped. This button becomes active when you work with such grouped nodes, and you are in a child group. it allows you to switch to the parent group.</text:span></text:p>
      <text:h text:style-name="Heading_20_2" text:outline-level="2"><draw:frame draw:style-name="fr1" draw:name="Bild6" text:anchor-type="paragraph" svg:width="3.401cm" svg:height="2.54cm" draw:z-index="1"><draw:image xlink:href="Pictures/10000201000000C900000096B28F7D18DE7EA1B0.png" xlink:type="simple" xlink:show="embed" xlink:actuate="onLoad" draw:mime-type="image/png"/></draw:frame><text:bookmark-start text:name="__RefHeading___Toc279_842943535"/>Snap<text:bookmark-end text:name="__RefHeading___Toc279_842943535"/></text:h>
      <text:p text:style-name="P19">Activates snapping. When the tool is activated, then you will also reveal the snap settings where you can choose different snap method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extk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0221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da68" style:font-size-asian="10pt" style:font-size-complex="10pt"/>
    </style:style>
    <style:style style:name="MT3" style:family="text">
      <style:text-properties fo:font-size="10pt" officeooo:rsid="0089fbef" style:font-size-asian="10pt" style:font-size-complex="10pt"/>
    </style:style>
    <style:style style:name="MT4" style:family="text">
      <style:text-properties fo:font-size="10pt" officeooo:rsid="0076707c" style:font-size-asian="10pt" style:font-size-complex="10pt"/>
    </style:style>
    <style:style style:name="MT5" style:family="text">
      <style:text-properties fo:font-size="10pt" officeooo:rsid="006f44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</text:span><text:span text:style-name="MT4">.1</text:span><text:span text:style-name="MT1"> Editors - </text:span><text:span text:style-name="MT3">Geometry Nodes</text:span><text:span text:style-name="MT1"> Editor</text:span><text:span text:style-name="MT5"> - Header</text:span><text:span text:style-name="MT4">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2:51:21.326000000</meta:creation-date>
    <dc:title>standard1cm</dc:title>
    <meta:editing-duration>P1DT5H23M14S</meta:editing-duration>
    <meta:editing-cycles>113</meta:editing-cycles>
    <meta:generator>LibreOffice/7.0.4.2$Windows_X86_64 LibreOffice_project/dcf040e67528d9187c66b2379df5ea4407429775</meta:generator>
    <dc:date>2021-02-25T10:52:56.110000000</dc:date>
    <meta:document-statistic meta:table-count="5" meta:image-count="7" meta:object-count="0" meta:page-count="2" meta:paragraph-count="42" meta:word-count="425" meta:character-count="2276" meta:non-whitespace-character-count="1891"/>
    <meta:template xlink:type="simple" xlink:actuate="onRequest" xlink:title="standard1cm" xlink:href="../../../AppData/Roaming/LibreOffice/4/user/template/standard1cm.ott" meta:date="2016-03-29T12:51:21.206000000"/>
  </office:meta>
</office:document-meta>
</file>